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ae48" officeooo:paragraph-rsid="0008ae48"/>
    </style:style>
    <style:style style:name="P2" style:family="paragraph" style:parent-style-name="Standard">
      <style:text-properties fo:font-weight="bold" officeooo:rsid="0008ae48" officeooo:paragraph-rsid="0008ae48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08ae48" officeooo:paragraph-rsid="0008ae48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8ae48" officeooo:paragraph-rsid="0008ae48" style:font-weight-asian="bold" style:font-weight-complex="bold"/>
    </style:style>
    <style:style style:name="P5" style:family="paragraph" style:parent-style-name="Standard">
      <style:text-properties fo:font-weight="normal" officeooo:rsid="0008ae48" officeooo:paragraph-rsid="0008ae48" style:font-weight-asian="normal" style:font-weight-complex="normal"/>
    </style:style>
    <style:style style:name="P6" style:family="paragraph" style:parent-style-name="Standard">
      <style:text-properties fo:font-size="10pt" fo:font-weight="bold" officeooo:rsid="0008ae48" officeooo:paragraph-rsid="0008ae48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style:text-underline-style="solid" style:text-underline-width="auto" style:text-underline-color="font-color" fo:font-weight="bold" officeooo:rsid="0008ae48" officeooo:paragraph-rsid="0008ae48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style:text-underline-style="solid" style:text-underline-width="auto" style:text-underline-color="font-color" fo:font-weight="bold" officeooo:rsid="00099b28" officeooo:paragraph-rsid="00099b28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12pt" officeooo:paragraph-rsid="0008ae48" style:font-size-asian="12pt" style:font-size-complex="12pt"/>
    </style:style>
    <style:style style:name="P10" style:family="paragraph" style:parent-style-name="Standard">
      <style:text-properties fo:font-size="12pt" officeooo:paragraph-rsid="00099b28" style:font-size-asian="12pt" style:font-size-complex="12pt"/>
    </style:style>
    <style:style style:name="P11" style:family="paragraph" style:parent-style-name="Standard">
      <style:text-properties fo:font-size="12pt" style:text-underline-style="solid" style:text-underline-width="auto" style:text-underline-color="font-color" fo:font-weight="bold" officeooo:rsid="00099b28" officeooo:paragraph-rsid="00099b28" style:font-size-asian="12pt" style:font-weight-asian="bold" style:font-size-complex="12pt" style:font-weight-complex="bold"/>
    </style:style>
    <style:style style:name="P12" style:family="paragraph" style:parent-style-name="Standard">
      <style:text-properties style:text-line-through-style="none" style:text-line-through-type="none" fo:font-size="10pt" style:text-underline-style="solid" style:text-underline-width="auto" style:text-underline-color="font-color" fo:font-weight="bold" officeooo:rsid="00099b28" officeooo:paragraph-rsid="00099b28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cm" fo:margin-bottom="0.282cm" loext:contextual-spacing="false"/>
      <style:text-properties fo:font-weight="bold" officeooo:rsid="0005ce52" officeooo:paragraph-rsid="0008ae48" style:font-weight-asian="bold" style:font-weight-complex="bold"/>
    </style:style>
    <style:style style:name="P14" style:family="paragraph" style:parent-style-name="Standard">
      <style:paragraph-properties fo:margin-top="0cm" fo:margin-bottom="0.282cm" loext:contextual-spacing="false"/>
      <style:text-properties officeooo:rsid="0005ce52" officeooo:paragraph-rsid="0008ae48"/>
    </style:style>
    <style:style style:name="P15" style:family="paragraph" style:parent-style-name="Standard">
      <style:text-properties fo:font-size="12pt" officeooo:paragraph-rsid="00099b28" style:font-size-asian="12pt" style:font-size-complex="12pt"/>
    </style:style>
    <style:style style:name="P16" style:family="paragraph" style:parent-style-name="Standard">
      <style:text-properties fo:font-size="12pt" officeooo:paragraph-rsid="0008ae48" style:font-size-asian="12pt" style:font-size-complex="12pt"/>
    </style:style>
    <style:style style:name="P17" style:family="paragraph" style:parent-style-name="Standard">
      <style:text-properties fo:font-size="12pt" fo:font-weight="normal" officeooo:rsid="0008ae48" officeooo:paragraph-rsid="0008ae48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bold" officeooo:rsid="0008ae48" officeooo:paragraph-rsid="0008ae48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officeooo:rsid="000b74be" officeooo:paragraph-rsid="000b74be" style:font-size-asian="12pt" style:font-weight-asian="bold" style:font-size-complex="12pt" style:font-weight-complex="bold"/>
    </style:style>
    <style:style style:name="P20" style:family="paragraph" style:parent-style-name="Standard">
      <style:text-properties fo:font-size="9pt" officeooo:rsid="0008ae48" officeooo:paragraph-rsid="0008ae48" style:font-size-asian="9pt" style:font-size-complex="9pt"/>
    </style:style>
    <style:style style:name="P21" style:family="paragraph" style:parent-style-name="Standard">
      <style:text-properties fo:font-size="9pt" fo:font-weight="normal" officeooo:rsid="000a3345" officeooo:paragraph-rsid="0008ae48" style:font-size-asian="9pt" style:font-weight-asian="normal" style:font-size-complex="9pt" style:font-weight-complex="normal"/>
    </style:style>
    <style:style style:name="P22" style:family="paragraph" style:parent-style-name="Standard">
      <style:text-properties fo:font-size="9pt" fo:font-weight="normal" officeooo:rsid="000b74be" officeooo:paragraph-rsid="000b74be" style:font-size-asian="9pt" style:font-weight-asian="normal" style:font-size-complex="9pt" style:font-weight-complex="normal"/>
    </style:style>
    <style:style style:name="P23" style:family="paragraph" style:parent-style-name="Standard">
      <style:text-properties fo:font-size="9pt" fo:font-weight="normal" officeooo:rsid="000db3f4" officeooo:paragraph-rsid="000db3f4" style:font-size-asian="9pt" style:font-weight-asian="normal" style:font-size-complex="9pt" style:font-weight-complex="normal"/>
    </style:style>
    <style:style style:name="P24" style:family="paragraph" style:parent-style-name="Standard">
      <style:text-properties fo:font-size="9pt" fo:font-weight="normal" officeooo:rsid="000ee71f" officeooo:paragraph-rsid="000ee71f" style:font-size-asian="9pt" style:font-weight-asian="normal" style:font-size-complex="9pt" style:font-weight-complex="normal"/>
    </style:style>
    <style:style style:name="P25" style:family="paragraph" style:parent-style-name="Standard">
      <style:text-properties fo:font-size="9pt" fo:font-weight="normal" officeooo:rsid="000ee71f" officeooo:paragraph-rsid="000f379d" style:font-size-asian="9pt" style:font-weight-asian="normal" style:font-size-complex="9pt" style:font-weight-complex="normal"/>
    </style:style>
    <style:style style:name="P26" style:family="paragraph" style:parent-style-name="Standard">
      <style:text-properties fo:font-size="9pt" fo:font-weight="normal" officeooo:rsid="000f379d" officeooo:paragraph-rsid="000f379d" style:font-size-asian="9pt" style:font-weight-asian="normal" style:font-size-complex="9pt" style:font-weight-complex="normal"/>
    </style:style>
    <style:style style:name="P27" style:family="paragraph" style:parent-style-name="Standard">
      <style:text-properties fo:font-size="9pt" fo:font-weight="normal" officeooo:rsid="00116867" officeooo:paragraph-rsid="00116867" style:font-size-asian="9pt" style:font-weight-asian="normal" style:font-size-complex="9pt" style:font-weight-complex="normal"/>
    </style:style>
    <style:style style:name="P28" style:family="paragraph" style:parent-style-name="Standard">
      <style:text-properties fo:font-size="9pt" fo:font-weight="normal" officeooo:rsid="0012b299" officeooo:paragraph-rsid="0012b299" style:font-size-asian="9pt" style:font-weight-asian="normal" style:font-size-complex="9pt" style:font-weight-complex="normal"/>
    </style:style>
    <style:style style:name="P29" style:family="paragraph" style:parent-style-name="Standard">
      <style:text-properties fo:font-size="9pt" fo:font-weight="normal" officeooo:rsid="0012b299" officeooo:paragraph-rsid="0014acdc" style:font-size-asian="9pt" style:font-weight-asian="normal" style:font-size-complex="9pt" style:font-weight-complex="normal"/>
    </style:style>
    <style:style style:name="P30" style:family="paragraph" style:parent-style-name="Standard">
      <style:text-properties fo:font-size="9pt" fo:font-weight="normal" officeooo:rsid="0014acdc" officeooo:paragraph-rsid="0014acdc" style:font-size-asian="9pt" style:font-weight-asian="normal" style:font-size-complex="9pt" style:font-weight-complex="normal"/>
    </style:style>
    <style:style style:name="P31" style:family="paragraph" style:parent-style-name="Standard">
      <style:text-properties fo:font-size="9pt" fo:font-weight="normal" officeooo:rsid="0015e4d9" officeooo:paragraph-rsid="0015e4d9" style:font-size-asian="9pt" style:font-weight-asian="normal" style:font-size-complex="9pt" style:font-weight-complex="normal"/>
    </style:style>
    <style:style style:name="P32" style:family="paragraph" style:parent-style-name="Standard">
      <style:text-properties fo:font-size="9pt" fo:font-weight="bold" officeooo:rsid="000ee71f" officeooo:paragraph-rsid="000ee71f" style:font-size-asian="9pt" style:font-weight-asian="bold" style:font-size-complex="9pt" style:font-weight-complex="bold"/>
    </style:style>
    <style:style style:name="P33" style:family="paragraph" style:parent-style-name="Standard">
      <style:text-properties fo:font-size="9pt" fo:font-weight="bold" officeooo:rsid="000db3f4" officeooo:paragraph-rsid="000db3f4" style:font-size-asian="9pt" style:font-weight-asian="bold" style:font-size-complex="9pt" style:font-weight-complex="bold"/>
    </style:style>
    <style:style style:name="P34" style:family="paragraph" style:parent-style-name="Standard">
      <style:text-properties fo:font-size="9pt" fo:font-weight="bold" officeooo:rsid="000f379d" officeooo:paragraph-rsid="000f379d" style:font-size-asian="9pt" style:font-weight-asian="bold" style:font-size-complex="9pt" style:font-weight-complex="bold"/>
    </style:style>
    <style:style style:name="P35" style:family="paragraph" style:parent-style-name="Standard">
      <style:text-properties fo:font-size="9pt" fo:font-weight="bold" officeooo:rsid="00116867" officeooo:paragraph-rsid="00116867" style:font-size-asian="9pt" style:font-weight-asian="bold" style:font-size-complex="9pt" style:font-weight-complex="bold"/>
    </style:style>
    <style:style style:name="P36" style:family="paragraph" style:parent-style-name="Standard">
      <style:text-properties fo:font-size="9pt" fo:font-weight="bold" officeooo:rsid="0012b299" officeooo:paragraph-rsid="0012b299" style:font-size-asian="9pt" style:font-weight-asian="bold" style:font-size-complex="9pt" style:font-weight-complex="bold"/>
    </style:style>
    <style:style style:name="P37" style:family="paragraph" style:parent-style-name="Standard">
      <style:text-properties fo:font-size="9pt" fo:font-weight="bold" officeooo:rsid="0012b299" officeooo:paragraph-rsid="0014acdc" style:font-size-asian="9pt" style:font-weight-asian="bold" style:font-size-complex="9pt" style:font-weight-complex="bold"/>
    </style:style>
    <style:style style:name="P38" style:family="paragraph" style:parent-style-name="Standard">
      <style:text-properties fo:font-size="9pt" fo:font-weight="bold" officeooo:rsid="0014acdc" officeooo:paragraph-rsid="0014acdc" style:font-size-asian="9pt" style:font-weight-asian="bold" style:font-size-complex="9pt" style:font-weight-complex="bold"/>
    </style:style>
    <style:style style:name="P39" style:family="paragraph" style:parent-style-name="Standard">
      <style:text-properties fo:font-size="9pt" fo:font-weight="bold" officeooo:rsid="0015e4d9" officeooo:paragraph-rsid="0015e4d9" style:font-size-asian="9pt" style:font-weight-asian="bold" style:font-size-complex="9pt" style:font-weight-complex="bold"/>
    </style:style>
    <style:style style:name="P40" style:family="paragraph" style:parent-style-name="Standard">
      <style:text-properties fo:font-weight="bold" officeooo:rsid="0008ae48" officeooo:paragraph-rsid="0008ae48" style:font-weight-asian="bold" style:font-weight-complex="bold"/>
    </style:style>
    <style:style style:name="P41" style:family="paragraph" style:parent-style-name="Standard">
      <style:paragraph-properties fo:margin-top="0cm" fo:margin-bottom="0.282cm" loext:contextual-spacing="false"/>
      <style:text-properties fo:font-size="9pt" fo:font-weight="normal" officeooo:rsid="000a3345" officeooo:paragraph-rsid="0008ae48" style:font-size-asian="9pt" style:font-weight-asian="normal" style:font-size-complex="9pt" style:font-weight-complex="normal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weight="normal" officeooo:rsid="000a3345" style:font-size-asian="9pt" style:font-weight-asian="normal" style:font-size-complex="9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72fdb"/>
    </style:style>
    <style:style style:name="T5" style:family="text">
      <style:text-properties officeooo:rsid="0014acdc"/>
    </style:style>
    <style:style style:name="T6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Commands:</text:p>
      <text:p text:style-name="P2"/>
      <text:p text:style-name="P8">linux:</text:p>
      <text:p text:style-name="P8"/>
      <text:p text:style-name="P10">Commands:</text:p>
      <text:p text:style-name="P10"><text:s text:c="3"/>1 <text:s/>pwd</text:p>
      <text:p text:style-name="P10"><text:s text:c="3"/>2 <text:s/>ls</text:p>
      <text:p text:style-name="P10"><text:s text:c="3"/>3 <text:s/>whoami</text:p>
      <text:p text:style-name="P10"><text:s text:c="3"/>4 cd</text:p>
      <text:p text:style-name="P10"><text:s text:c="3"/>5 <text:s/>cd /</text:p>
      <text:p text:style-name="P10"><text:s text:c="3"/>6 <text:s/>cd /root</text:p>
      <text:p text:style-name="P10"><text:s text:c="3"/>7 ls </text:p>
      <text:p text:style-name="P10"><text:s text:c="3"/>8 ls -hltr</text:p>
      <text:p text:style-name="P10"><text:s text:c="3"/>9 free -m</text:p>
      <text:p text:style-name="P10"><text:s text:c="3"/>10 uptime</text:p>
      <text:p text:style-name="P10"/>
      <text:p text:style-name="P10">expalantion:</text:p>
      <text:p text:style-name="P10">1 shows present working directory</text:p>
      <text:p text:style-name="P10">2 shows list of all files</text:p>
      <text:p text:style-name="P10">3 shows which user is there in shell</text:p>
      <text:p text:style-name="P10">4 change the directory</text:p>
      <text:p text:style-name="P10">5 it will go the toplevel directory <text:s/>[aboslute path]</text:p>
      <text:p text:style-name="P10">6 it will go the root directory [aboslute path]</text:p>
      <text:p text:style-name="P10">7 <text:s/>same as 2</text:p>
      <text:p text:style-name="P10">8 it shows list of files in a readable format</text:p>
      <text:p text:style-name="P10">9 it shows how much ram is used and how much free ram available</text:p>
      <text:p text:style-name="P10">10 it shows how many user logged in and how much system is up and run</text:p>
      <text:p text:style-name="P10"/>
      <text:p text:style-name="P10"/>
      <text:p text:style-name="P10">More Commands:</text:p>
      <text:p text:style-name="P10"/>
      <text:p text:style-name="P10"><text:s text:c="4"/>4 <text:s/>mkdir a{1..2}</text:p>
      <text:p text:style-name="P10"><text:s text:c="4"/>6 <text:s/>rm -rf a{1..2}</text:p>
      <text:p text:style-name="P10"><text:s text:c="3"/>8 <text:s/>cd tmp</text:p>
      <text:p text:style-name="P10"><text:s text:c="3"/>11 <text:s/>mkdir a{1..3}</text:p>
      <text:p text:style-name="P10"><text:s text:c="3"/>13 <text:s/>touch b{1..2}.txt a1</text:p>
      <text:p text:style-name="P10"><text:s text:c="3"/>16 <text:s/>cp b{1..2}.txt a1</text:p>
      <text:p text:style-name="P10"><text:s text:c="3"/>17 <text:s/>ls</text:p>
      <text:p text:style-name="P10"><text:s text:c="3"/>18 <text:s/>cp -r a2 a1</text:p>
      <text:p text:style-name="P10"><text:s text:c="3"/>19 <text:s/>ls</text:p>
      <text:p text:style-name="P10"><text:s text:c="3"/>20 <text:s/>mv b{1..2}.txt a3</text:p>
      <text:p text:style-name="P10"><text:s text:c="3"/>21 <text:s/>ls</text:p>
      <text:p text:style-name="P10"><text:s text:c="3"/>23 <text:s/>ls</text:p>
      <text:p text:style-name="P10"><text:s text:c="3"/>26 <text:s/>mv --help</text:p>
      <text:p text:style-name="P10"><text:s text:c="3"/>27 <text:s/>mv <text:s/>a2 a3</text:p>
      <text:p text:style-name="P10"><text:s text:c="3"/>28 <text:s/>ls</text:p>
      <text:p text:style-name="P10"><text:s text:c="3"/>29 <text:s/>cd a1</text:p>
      <text:p text:style-name="P10"><text:s text:c="3"/>30 <text:s/>ls</text:p>
      <text:p text:style-name="P10"><text:s text:c="3"/>31 <text:s/>rm *.txt</text:p>
      <text:p text:style-name="P10"><text:s text:c="3"/>32 <text:s/>ls</text:p>
      <text:p text:style-name="P10"><text:s text:c="3"/>33 <text:s/>rm -rf a2</text:p>
      <text:p text:style-name="P10"><text:s text:c="3"/>34 <text:s/>ls</text:p>
      <text:p text:style-name="P10"><text:soft-page-break/><text:s text:c="3"/>35 <text:s/>cd /tmp/a3</text:p>
      <text:p text:style-name="P10"><text:s text:c="3"/>36 <text:s/>ls</text:p>
      <text:p text:style-name="P10"><text:s text:c="3"/>37 <text:s/>rm -rf *</text:p>
      <text:p text:style-name="P10"/>
      <text:p text:style-name="P10">Explantion:</text:p>
      <text:p text:style-name="P10"><text:s/></text:p>
      <text:p text:style-name="P10">4: it will create the two directories a1,a2 in pwd</text:p>
      <text:p text:style-name="P10">6: it will remove above directories</text:p>
      <text:p text:style-name="P10">11:same as 4 but one more directory a3</text:p>
      <text:p text:style-name="P10">13: b1,b2 ends with txt files are created</text:p>
      <text:p text:style-name="P10">16: it copies b1,b2 to a1</text:p>
      <text:p text:style-name="P10">18: it copies a2 to a1</text:p>
      <text:p text:style-name="P10">20 : moves <text:s/>b1,b2 to a3</text:p>
      <text:p text:style-name="P10">26: <text:s/>it give all command and description for the “mv“command</text:p>
      <text:p text:style-name="P10">27: <text:s/>moves the a2 to a3</text:p>
      <text:p text:style-name="P10">31: <text:s/>ends with .txt files are removed</text:p>
      <text:p text:style-name="P10">33. removes the a2 directory without asking</text:p>
      <text:p text:style-name="P10">37: removes all files</text:p>
      <text:p text:style-name="P10"/>
      <text:p text:style-name="P10"/>
      <text:p text:style-name="P10"/>
      <text:p text:style-name="P10"/>
      <text:p text:style-name="P11"/>
      <text:p text:style-name="P5"/>
      <text:p text:style-name="P12">Vim Editor:</text:p>
      <text:p text:style-name="P5"/>
      <text:p text:style-name="P5">commands:</text:p>
      <text:p text:style-name="P5"/>
      <text:p text:style-name="P9"/>
      <text:p text:style-name="P9"/>
      <text:p text:style-name="P9"><text:s text:c="2"/>86 <text:s/>yum install vim -y <text:s/></text:p>
      <text:p text:style-name="P9"><text:s text:c="2"/>111 <text:s/>vim a2.txt</text:p>
      <text:p text:style-name="P9"><text:s text:c="2"/>112 <text:s/>rm a2.txt</text:p>
      <text:p text:style-name="P9"><text:s text:c="2"/>117 <text:s/>clear</text:p>
      <text:p text:style-name="P9"><text:s text:c="2"/>119 <text:s/>history</text:p>
      <text:p text:style-name="P9"/>
      <text:p text:style-name="P9">Explanation:</text:p>
      <text:p text:style-name="P9">86: it installs the vim editor</text:p>
      <text:p text:style-name="P9">111 : it is enter into a2. Txt file where we can use those three modes of first image of vim editor</text:p>
      <text:p text:style-name="P9">112 removes the a2,txt file</text:p>
      <text:p text:style-name="P9">117 it is to clear screen</text:p>
      <text:p text:style-name="P17">119 it to show all previous command which are exceuted</text:p>
      <text:p text:style-name="P2"/>
      <text:p text:style-name="P7">FileType:</text:p>
      <text:p text:style-name="P6"/>
      <text:p text:style-name="P9">Commands:</text:p>
      <text:p text:style-name="P9"><text:s text:c="2"/>155 <text:s/>mkdir /home/ec2-user/a1/a2</text:p>
      <text:p text:style-name="P9"><text:s text:c="2"/>156 <text:s/>mkdir -p <text:s/>/home/ec2-user/a1/a2</text:p>
      <text:p text:style-name="P9"><text:s text:c="2"/>160 <text:s/>ln -s /home/ec2-user/a1/a2 a3</text:p>
      <text:p text:style-name="P9"><text:s text:c="2"/>163 <text:s/>file a3</text:p>
      <text:p text:style-name="P9"><text:s text:c="2"/>164 <text:s/>unlink a3</text:p>
      <text:p text:style-name="P9"><text:s text:c="2"/>171 <text:s/>ls</text:p>
      <text:p text:style-name="P9"><text:s text:c="2"/>172 <text:s/>ls -l</text:p>
      <text:p text:style-name="P9"><text:soft-page-break/><text:s text:c="2"/>173 <text:s/>ls -lt</text:p>
      <text:p text:style-name="P9"><text:s text:c="2"/>174 <text:s/>ls -ltr</text:p>
      <text:p text:style-name="P9"><text:s text:c="2"/>182 <text:s/>cat &gt; <text:s/>/home/ec2-user/a1/a2/b.txt</text:p>
      <text:p text:style-name="P9"><text:s text:c="2"/>183 <text:s/>ln -s /home/ec2-user/a1/a2/b.txt a1 <text:s text:c="5"/></text:p>
      <text:p text:style-name="P9"><text:s text:c="2"/>185 <text:s/>cat a1</text:p>
      <text:p text:style-name="P9">Expalanation: </text:p>
      <text:p text:style-name="P9">IN the above 155 is not works because it is we dont have directory a1 </text:p>
      <text:p text:style-name="P9">for that we user 156</text:p>
      <text:p text:style-name="P9">155: not works</text:p>
      <text:p text:style-name="P9">156: creates the directory whether file exist or not</text:p>
      <text:p text:style-name="P9">160: it will link <text:s/>above created directory with a3</text:p>
      <text:p text:style-name="P9">163: it will show the file type</text:p>
      <text:p text:style-name="P9">164: it will unlink <text:s/>above created directory with a3</text:p>
      <text:p text:style-name="P9">171 it show list of files</text:p>
      <text:p text:style-name="P9">172: it show list of files in alphabetical order</text:p>
      <text:p text:style-name="P9">173: it show list of files in time stamp[newly created at the top]</text:p>
      <text:p text:style-name="P9">173 : it show list of files in time stamp [newly created at the bottom]</text:p>
      <text:p text:style-name="P9">182: it will override the b.txt file content with the content what we write</text:p>
      <text:p text:style-name="P18">183: it shows the content of the file</text:p>
      <text:p text:style-name="P3"/>
      <text:p text:style-name="P3"/>
      <text:p text:style-name="P4">filters:</text:p>
      <text:p text:style-name="P2"/>
      <text:p text:style-name="P14">Commands:</text:p>
      <text:p text:style-name="P14"><text:s text:c="4"/>7 <text:s/>grep -R <text:s/>SELINUX /etc/*</text:p>
      <text:p text:style-name="P14"><text:s text:c="4"/>8 <text:s/>grep <text:s/>-iR <text:s/>SELINUX /</text:p>
      <text:p text:style-name="P14"><text:s text:c="4"/>9 <text:s/>grep <text:s/>-iR <text:s/>SELINUX /*</text:p>
      <text:p text:style-name="P14"><text:s text:c="3"/>10 <text:s/>grep -iv network</text:p>
      <text:p text:style-name="P14"><text:s text:c="3"/>11 <text:s/>grep -i<text:span text:style-name="T4">R</text:span>v network /etc/*</text:p>
      <text:p text:style-name="P14"><text:s text:c="3"/>24 <text:s/>cat &gt; s.txt</text:p>
      <text:p text:style-name="P14"><text:s text:c="3"/>25 <text:s/>cat s.txt</text:p>
      <text:p text:style-name="P14"><text:s text:c="3"/>26 <text:s/>grep -i Excel /tmp/s.txt</text:p>
      <text:p text:style-name="P14"><text:s text:c="3"/>27 <text:s/>grep -iR Excel /tmp/*</text:p>
      <text:p text:style-name="P14"><text:s text:c="3"/>28 <text:s/>grep <text:s/>Excel /tmp/s.txt</text:p>
      <text:p text:style-name="P14"><text:s text:c="3"/>29 <text:s/>grep -v Excel /tmp/s.txt</text:p>
      <text:p text:style-name="P14"><text:s text:c="3"/>30 <text:s/>grep -iv Excel /tmp/s.txt</text:p>
      <text:p text:style-name="P14"><text:s text:c="3"/>31 <text:s/>less s.txt</text:p>
      <text:p text:style-name="P14"><text:s text:c="3"/>32 <text:s/>head -1 s.txt</text:p>
      <text:p text:style-name="P14"><text:s text:c="3"/>33 <text:s/>tail -1 s.txt</text:p>
      <text:p text:style-name="P14"><text:s text:c="3"/>34 <text:s/>tail -10 /var/lib/logs</text:p>
      <text:p text:style-name="P14"><text:s text:c="3"/>35 <text:s/>tail -10 /var/log</text:p>
      <text:p text:style-name="P14"><text:s text:c="3"/>36 <text:s/>tail -10 /var/log/</text:p>
      <text:p text:style-name="P14"><text:soft-page-break/><text:s text:c="3"/>37 <text:s/>tail -10 /var/log/*</text:p>
      <text:p text:style-name="P14"><text:s text:c="3"/>38 <text:s/>cut -d: -f1 /etc/passwd</text:p>
      <text:p text:style-name="P14"><text:s text:c="3"/>39 <text:s/>awk -F":" {print $1} /etc/passwd</text:p>
      <text:p text:style-name="P14"><text:s text:c="3"/>40 <text:s/>awk -F":" "{print $1}" /etc/passwd</text:p>
      <text:p text:style-name="P14"><text:s text:c="3"/>41 <text:s/>awk -F':' '{print $1}' /etc/passwd</text:p>
      <text:p text:style-name="P14"><text:s text:c="3"/>42 <text:s/>vim s.txt</text:p>
      <text:p text:style-name="P14"><text:s text:c="3"/>43 <text:s/>sed "s/sample/simple/g" s.txt</text:p>
      <text:p text:style-name="P14"><text:s text:c="3"/>44 <text:s/>sed -i "s/sample/simple/g" s.txt</text:p>
      <text:p text:style-name="P14"><text:s text:c="3"/>45 <text:s/>cat s.txt</text:p>
      <text:p text:style-name="P14"/>
      <text:p text:style-name="P14"/>
      <text:p text:style-name="P13"/>
      <text:p text:style-name="P13"/>
      <text:p text:style-name="P2"/>
      <text:p text:style-name="P2"/>
      <text:p text:style-name="P4">Redierection,pipeline,find,locate:</text:p>
      <text:p text:style-name="P20"/>
      <text:p text:style-name="P20"/>
      <text:p text:style-name="P1"><text:span text:style-name="T1"><text:s text:c="3"/></text:span><text:span text:style-name="T2">Commands:</text:span></text:p>
      <text:p text:style-name="P21"/>
      <text:p text:style-name="P41"><text:s text:c="2"/>1 <text:s/>clear</text:p>
      <text:p text:style-name="P41"><text:s text:c="4"/>2 <text:s/>cd</text:p>
      <text:p text:style-name="P41"><text:s text:c="4"/>3 <text:s/>clear</text:p>
      <text:p text:style-name="P41"><text:s text:c="4"/>4 <text:s/>cat &gt; /tmp/s</text:p>
      <text:p text:style-name="P41"><text:s text:c="4"/>5 <text:s/>cat <text:s/>/tmp/s</text:p>
      <text:p text:style-name="P41"><text:s text:c="4"/>6 <text:s/>uptime</text:p>
      <text:p text:style-name="P41"><text:s text:c="4"/>7 <text:s/>ls</text:p>
      <text:p text:style-name="P41"><text:s text:c="4"/>8 <text:s/>date</text:p>
      <text:p text:style-name="P41"><text:s text:c="4"/>9 <text:s/>echo date</text:p>
      <text:p text:style-name="P41"><text:s text:c="3"/>10 <text:s/>date &gt; /tmp/s</text:p>
      <text:p text:style-name="P41"><text:s text:c="3"/>11 <text:s/>ls</text:p>
      <text:p text:style-name="P41"><text:s text:c="3"/>12 <text:s/>echo ############################################################ /tmp/s</text:p>
      <text:p text:style-name="P41"><text:s text:c="3"/>13 <text:s/>date &gt; /tmp/s</text:p>
      <text:p text:style-name="P41"><text:s text:c="3"/>14* echo ############################################################" &gt;&gt; /tmp/s</text:p>
      <text:p text:style-name="P41"><text:s text:c="3"/>15 <text:s/>uptime &gt;&gt; /tmp/s</text:p>
      <text:p text:style-name="P41"><text:s text:c="3"/>16 <text:s/>echo ############################################################ &gt;&gt; /tmp/s</text:p>
      <text:p text:style-name="P41"><text:s text:c="3"/>17 <text:s/>free -m &gt;&gt; /tmp/s</text:p>
      <text:p text:style-name="P41"><text:s text:c="3"/>18 <text:s/>echo ############################################################ &gt;&gt; /tmp/s</text:p>
      <text:p text:style-name="P41"><text:s text:c="3"/>19 <text:s/>df -h &gt;&gt; /tmp/s</text:p>
      <text:p text:style-name="P41"><text:s text:c="3"/>20 <text:s/>echo ############################################################ &gt;&gt; /tmp/s</text:p>
      <text:p text:style-name="P41"><text:soft-page-break/><text:s text:c="3"/>21 <text:s/>cat <text:s/>/tmp/s</text:p>
      <text:p text:style-name="P41"><text:s text:c="3"/>22 <text:s/>echo #########################################################</text:p>
      <text:p text:style-name="P41"><text:s text:c="3"/>23 <text:s/>echo "############################################################" &gt; <text:s/>/tmp/s</text:p>
      <text:p text:style-name="P41"><text:s text:c="3"/>24 <text:s/>date &gt; /tmp/s</text:p>
      <text:p text:style-name="P41"><text:s text:c="3"/>25 <text:s/>echo "############################################################" &gt;&gt; <text:s/>/tmp/s</text:p>
      <text:p text:style-name="P41"><text:s text:c="3"/>26 <text:s/>uptime &gt;&gt; /tmp/s</text:p>
      <text:p text:style-name="P41"><text:s text:c="3"/>27 <text:s/>echo "############################################################" &gt;&gt; <text:s/>/tmp/s</text:p>
      <text:p text:style-name="P41"><text:s text:c="3"/>28 <text:s/>free -m &gt;&gt; /tmp/s</text:p>
      <text:p text:style-name="P41"><text:s text:c="3"/>29 <text:s/>echo "############################################################" &gt;&gt; <text:s/>/tmp/s</text:p>
      <text:p text:style-name="P41"><text:s text:c="3"/>30 <text:s/>df -h &gt;&gt; /tmp/s</text:p>
      <text:p text:style-name="P41"><text:s text:c="3"/>31 <text:s/>echo "############################################################" &gt;&gt; <text:s/>/tmp/s</text:p>
      <text:p text:style-name="P41"><text:s text:c="3"/>32 <text:s/>cat /tmp/s</text:p>
      <text:p text:style-name="P41"><text:s text:c="3"/>33 <text:s/>cat /tmp/s &gt; /dev/null</text:p>
      <text:p text:style-name="P41"><text:s text:c="3"/>34 <text:s/>cat /dev/null</text:p>
      <text:p text:style-name="P41"><text:s text:c="3"/>36 <text:s/>cat /dev/null &gt; /tmp/s</text:p>
      <text:p text:style-name="P41"><text:s text:c="3"/>37 <text:s/>clear</text:p>
      <text:p text:style-name="P41"><text:s text:c="3"/>38 <text:s/>free -m 1&gt; /tmp/s</text:p>
      <text:p text:style-name="P41"><text:s text:c="3"/>39 <text:s/>freeee -m <text:s/>1&gt; /tmp/s</text:p>
      <text:p text:style-name="P41"><text:s text:c="3"/>40 <text:s/>freeee -m <text:s/>2&gt; /tmp/s</text:p>
      <text:p text:style-name="P41"><text:s text:c="3"/>41 <text:s/>fereee -m <text:s/>&amp;&gt; /tmp/s</text:p>
      <text:p text:style-name="P41"><text:s text:c="3"/>42 <text:s/>free -m &amp;&gt; /tmp/s</text:p>
      <text:p text:style-name="P41"><text:s text:c="3"/>43 <text:s/>cd /etc</text:p>
      <text:p text:style-name="P41"><text:s text:c="3"/>44 <text:s/>ls | wc -l</text:p>
      <text:p text:style-name="P41"><text:s text:c="3"/>45 <text:s/>cd</text:p>
      <text:p text:style-name="P41"><text:s text:c="3"/>46 <text:s/>ls | wc -l</text:p>
      <text:p text:style-name="P41"><text:s text:c="3"/>47 <text:s/>wc -l</text:p>
      <text:p text:style-name="P41"><text:s text:c="3"/>48 <text:s/>ls /etc | grep host</text:p>
      <text:p text:style-name="P41"><text:s text:c="3"/>49 <text:s/>tail /var/lib/messages | grep -i vagrant</text:p>
      <text:p text:style-name="P41"><text:s text:c="3"/>50 <text:s/>tail -20 /var/log/messages | grep -i vagrant</text:p>
      <text:p text:style-name="P41"><text:s text:c="3"/>51 <text:s/>free -m | grep Mem</text:p>
      <text:p text:style-name="P41"><text:s text:c="3"/>52 <text:s/>ls -l | tail</text:p>
      <text:p text:style-name="P41"><text:s text:c="3"/>53 <text:s/>ls -l /etc | tail</text:p>
      <text:p text:style-name="P41"><text:s text:c="3"/>54 <text:s/>ls -l /etc | head -20</text:p>
      <text:p text:style-name="P41"><text:s text:c="3"/>55 <text:s/>find /etc -name host*</text:p>
      <text:p text:style-name="P41"><text:s text:c="3"/>56 <text:s/>yum install -y mlocate</text:p>
      <text:p text:style-name="P41"><text:s text:c="3"/>57 <text:s/>locate host</text:p>
      <text:p text:style-name="P41"><text:s text:c="3"/>58 <text:s/>update db</text:p>
      <text:p text:style-name="P41"><text:s text:c="3"/>59 <text:s/>updatedb</text:p>
      <text:p text:style-name="P41"><text:s text:c="3"/>60 <text:s/>locate /etc host</text:p>
      <text:p text:style-name="P21"><text:s text:c="3"/>61 <text:s/>history</text:p>
      <text:p text:style-name="P19"><text:soft-page-break/>usergroups and file permissions</text:p>
      <text:p text:style-name="P22"><text:s text:c="2"/>62 <text:s/>cd</text:p>
      <text:p text:style-name="P22"><text:s text:c="3"/>63 <text:s/>clear</text:p>
      <text:p text:style-name="P22"><text:s text:c="3"/>64 <text:s/>clear</text:p>
      <text:p text:style-name="P22"><text:s text:c="3"/>65 <text:s/>head <text:s/>-1 /etc/passwd</text:p>
      <text:p text:style-name="P22"><text:s text:c="3"/>66 <text:s/>useradd u1</text:p>
      <text:p text:style-name="P22"><text:s text:c="3"/>67 <text:s/>tail -1 /etc/passwd</text:p>
      <text:p text:style-name="P22"><text:s text:c="3"/>68 <text:s/>cat /etc/passwd</text:p>
      <text:p text:style-name="P22"><text:s text:c="3"/>69 <text:s/>id u1</text:p>
      <text:p text:style-name="P22"><text:s text:c="3"/>70 <text:s/>groupadd dev</text:p>
      <text:p text:style-name="P22"><text:s text:c="3"/>71 <text:s/>tail -1 /etc/groups</text:p>
      <text:p text:style-name="P22"><text:s text:c="3"/>72 <text:s/>tail -1 /etc/group</text:p>
      <text:p text:style-name="P22"><text:s text:c="3"/>73 <text:s/>head -1 /etc/group</text:p>
      <text:p text:style-name="P22"><text:s text:c="3"/>74 <text:s/>cat /etc/group</text:p>
      <text:p text:style-name="P22"><text:s text:c="3"/>75 <text:s/>usermod -aG dev u1</text:p>
      <text:p text:style-name="P22"><text:s text:c="3"/>76 <text:s/>tail -1 /etc/group</text:p>
      <text:p text:style-name="P22"><text:s text:c="3"/>77 <text:s/>last</text:p>
      <text:p text:style-name="P22"><text:s text:c="3"/>78 <text:s/>clear</text:p>
      <text:p text:style-name="P22"><text:s text:c="3"/>79 <text:s/>deluser u1</text:p>
      <text:p text:style-name="P22"><text:s text:c="3"/>80 <text:s/>userdel u1</text:p>
      <text:p text:style-name="P22"><text:s text:c="3"/>81 <text:s/>userdel -r u1</text:p>
      <text:p text:style-name="P22"><text:s text:c="3"/>82 <text:s/>clear</text:p>
      <text:p text:style-name="P22"><text:s text:c="3"/>83 <text:s/>cat /home</text:p>
      <text:p text:style-name="P22"><text:s text:c="3"/>84 <text:s/>ls /home</text:p>
      <text:p text:style-name="P22"><text:s text:c="3"/>85 <text:s/>rm -rf u1</text:p>
      <text:p text:style-name="P22"><text:s text:c="3"/>86 <text:s/>clear</text:p>
      <text:p text:style-name="P22"><text:s text:c="3"/>87 <text:s/>,clear</text:p>
      <text:p text:style-name="P22"><text:s text:c="3"/>88 <text:s/>clear</text:p>
      <text:p text:style-name="P22"><text:s text:c="3"/>89 <text:s/>cd</text:p>
      <text:p text:style-name="P22"><text:s text:c="3"/>90 <text:s/>mkdir /tmp/p1</text:p>
      <text:p text:style-name="P22"><text:s text:c="3"/>91 <text:s/>ls -l /tmp/p1</text:p>
      <text:p text:style-name="P22"><text:s text:c="3"/>92 <text:s/>cd /tmp</text:p>
      <text:p text:style-name="P22"><text:s text:c="3"/>93 <text:s/>ls</text:p>
      <text:p text:style-name="P22"><text:s text:c="3"/>94 <text:s/>ls -l </text:p>
      <text:p text:style-name="P22"><text:s text:c="3"/>95 <text:s/>useadd ansible</text:p>
      <text:p text:style-name="P22"><text:s text:c="3"/>96 <text:s/>useradd ansible</text:p>
      <text:p text:style-name="P22"><text:s text:c="3"/>97 <text:s/>useradd jenkins</text:p>
      <text:p text:style-name="P22"><text:s text:c="3"/>98 <text:s/>ls /etc/group</text:p>
      <text:p text:style-name="P22"><text:s text:c="3"/>99 <text:s/>ls -l /etc/group</text:p>
      <text:p text:style-name="P22"><text:s text:c="2"/>100 <text:s/>groupadd dev</text:p>
      <text:p text:style-name="P22"><text:s text:c="2"/>101 <text:s/>cd /etc</text:p>
      <text:p text:style-name="P22"><text:s text:c="2"/>102 <text:s/>ls</text:p>
      <text:p text:style-name="P22"><text:s text:c="2"/>103 <text:s/>ls -l group</text:p>
      <text:p text:style-name="P22"><text:s text:c="2"/>104 <text:s/>ls -l passwd</text:p>
      <text:p text:style-name="P22"><text:s text:c="2"/>105 <text:s/>cat group</text:p>
      <text:p text:style-name="P22"><text:s text:c="2"/>106 <text:s/>vim group</text:p>
      <text:p text:style-name="P22"><text:s text:c="2"/>107 <text:s/>vi group</text:p>
      <text:p text:style-name="P22"><text:s text:c="2"/>108 <text:s/>usermod -aG dev ansible</text:p>
      <text:p text:style-name="P22"><text:s text:c="2"/>109 <text:s/>cd /tmp</text:p>
      <text:p text:style-name="P22"><text:s text:c="2"/>110 <text:s/>chown jenkins:dev p1 </text:p>
      <text:p text:style-name="P22"><text:s text:c="2"/>111 <text:s/>ls -l</text:p>
      <text:p text:style-name="P22"><text:s text:c="2"/>112 <text:s/>chown dev p1</text:p>
      <text:p text:style-name="P22"><text:s text:c="2"/>113 <text:s/>chown root:dev p1</text:p>
      <text:p text:style-name="P22"><text:s text:c="2"/>114 <text:s/>ls -l</text:p>
      <text:p text:style-name="P22"><text:s text:c="2"/>115 <text:s/>chmod o-rwx p1</text:p>
      <text:p text:style-name="P22"><text:s text:c="2"/>116 <text:s/>chmod g-rx</text:p>
      <text:p text:style-name="P22"><text:s text:c="2"/>117 <text:s/>chmod g-rx p1</text:p>
      <text:p text:style-name="P22"><text:s text:c="2"/>118 <text:s/>chmod g+r p1</text:p>
      <text:p text:style-name="P22"><text:s text:c="2"/>119 <text:s/>passwd ansible</text:p>
      <text:p text:style-name="P22"><text:s text:c="2"/>120 <text:s/>passwd jenkins</text:p>
      <text:p text:style-name="P22"><text:s text:c="2"/>121 <text:s/>su ansible</text:p>
      <text:p text:style-name="P22"><text:s text:c="2"/>122 <text:s/>ls -l</text:p>
      <text:p text:style-name="P22"><text:s text:c="2"/>123 <text:s/>chmod 777 p1 </text:p>
      <text:p text:style-name="P22"><text:s text:c="2"/>124 <text:s/>su ansible</text:p>
      <text:p text:style-name="P22"><text:s text:c="2"/>125 <text:s/>userdel -r ansible jenkins</text:p>
      <text:p text:style-name="P22"><text:s text:c="2"/>126 <text:s/>userdel -r ansible</text:p>
      <text:p text:style-name="P22"><text:s text:c="2"/>127 <text:s/>userdel -r jenkins</text:p>
      <text:p text:style-name="P22"><text:s text:c="2"/>128 <text:s/>groupdel -r dev</text:p>
      <text:p text:style-name="P22"><text:s text:c="2"/>129 <text:s/>groupdel <text:s/>dev</text:p>
      <text:p text:style-name="P22"><text:s text:c="2"/>130 <text:s/>clear</text:p>
      <text:p text:style-name="P22"><text:soft-page-break/></text:p>
      <text:p text:style-name="P33">Sudo:</text:p>
      <text:p text:style-name="P33"/>
      <text:p text:style-name="P33">Commands:</text:p>
      <text:p text:style-name="P23"/>
      <text:p text:style-name="P23"/>
      <text:p text:style-name="P23"><text:s text:c="3"/>78 <text:s/>su u2</text:p>
      <text:p text:style-name="P23"><text:s text:c="3"/>79 <text:s/>useradd u3</text:p>
      <text:p text:style-name="P23"><text:s text:c="3"/>80 <text:s/>visudo</text:p>
      <text:p text:style-name="P23"><text:s text:c="3"/>81 <text:s/>su u3</text:p>
      <text:p text:style-name="P23"><text:s text:c="3"/>82 <text:s/>vi /etc/sudoers.d</text:p>
      <text:p text:style-name="P23"><text:s text:c="3"/>83 <text:s/>cd /etc</text:p>
      <text:p text:style-name="P23"><text:s text:c="3"/>84 <text:s/>grep -i sudoers.d</text:p>
      <text:p text:style-name="P23"><text:s text:c="3"/>85 <text:s/>ls</text:p>
      <text:p text:style-name="P23"><text:s text:c="3"/>86 <text:s/>ls -l</text:p>
      <text:p text:style-name="P23"><text:s text:c="3"/>87 <text:s/>cd sudoers.d</text:p>
      <text:p text:style-name="P23"><text:s text:c="3"/>88 <text:s/>ls</text:p>
      <text:p text:style-name="P23"><text:s text:c="3"/>89 <text:s/>vi userpermission</text:p>
      <text:p text:style-name="P23"><text:s text:c="3"/>90 <text:s/>sudo u4</text:p>
      <text:p text:style-name="P23"><text:s text:c="3"/>91 <text:s/>su u4</text:p>
      <text:p text:style-name="P23"><text:s text:c="3"/>92 <text:s/>history</text:p>
      <text:p text:style-name="P23"/>
      <text:p text:style-name="P24"/>
      <text:p text:style-name="P32">Packagemangement:</text:p>
      <text:p text:style-name="P24"/>
      <text:p text:style-name="P24"><text:s/>cd yum.repos.d</text:p>
      <text:p text:style-name="P24"><text:s text:c="2"/>182 <text:s/>ls</text:p>
      <text:p text:style-name="P24"><text:s text:c="2"/>183 <text:s/>sudo tee /etc/yum.repos.d/jenkins.repo&lt;&lt;EOF</text:p>
      <text:p text:style-name="P24">[jenkins]</text:p>
      <text:p text:style-name="P24">name=Jenkins</text:p>
      <text:p text:style-name="P24">baseurl=http://pkg.jenkins.io/redhat</text:p>
      <text:p text:style-name="P24">gpgcheck=0</text:p>
      <text:p text:style-name="P24">EOF</text:p>
      <text:p text:style-name="P24"/>
      <text:p text:style-name="P24"><text:s text:c="2"/>184 <text:s/>sudo rpm --import https://jenkins-ci.org/redhat/jenkins-ci.org.key</text:p>
      <text:p text:style-name="P24"><text:s text:c="2"/>185 <text:s/>ls</text:p>
      <text:p text:style-name="P25"><text:s text:c="2"/>186 <text:s/>yum repolist</text:p>
      <text:p text:style-name="P24"><text:s text:c="2"/>187 <text:s/>history</text:p>
      <text:p text:style-name="P24"/>
      <text:p text:style-name="P24"/>
      <text:p text:style-name="P24"/>
      <text:p text:style-name="P34">service:</text:p>
      <text:p text:style-name="P34"/>
      <text:p text:style-name="P26"><text:s/>191 <text:s/>yum install httpd -y</text:p>
      <text:p text:style-name="P26"><text:s text:c="2"/>192 <text:s/>systemctl start httpd</text:p>
      <text:p text:style-name="P26"><text:s text:c="2"/>193 <text:s/>sytemctl enable httpd</text:p>
      <text:p text:style-name="P26"><text:s text:c="2"/>194 <text:s/>systemctl enable httpd</text:p>
      <text:p text:style-name="P26"><text:s text:c="2"/>196 <text:s/>systemctl is-active httpd</text:p>
      <text:p text:style-name="P26"><text:s text:c="2"/>197 <text:s/>history</text:p>
      <text:p text:style-name="P26"/>
      <text:p text:style-name="P35"/>
      <text:p text:style-name="P35">process:</text:p>
      <text:p text:style-name="P35"/>
      <text:p text:style-name="P35"><text:s/><text:span text:style-name="T3">206 <text:s/>top</text:span></text:p>
      <text:p text:style-name="P27"><text:s text:c="2"/>207 <text:s/>ps aux</text:p>
      <text:p text:style-name="P27"><text:s text:c="2"/>208 <text:s/>ps -ef</text:p>
      <text:p text:style-name="P27"><text:s text:c="2"/>209 <text:s/>ps -ef</text:p>
      <text:p text:style-name="P27"><text:s text:c="2"/>210 <text:s/>ps -ef | grep -i httpd</text:p>
      <text:p text:style-name="P27"><text:s text:c="2"/>211 <text:s/>ps -ef | grep -i httpd | grep -v grep</text:p>
      <text:p text:style-name="P27"><text:s text:c="2"/>212 <text:s/>kill 4806</text:p>
      <text:p text:style-name="P27"><text:s text:c="2"/>213 <text:s/>ps -ef | grep -i httpd | gr</text:p>
      <text:p text:style-name="P27"><text:s text:c="2"/>214 <text:s/>ps -ef | grep -i httpd | grep -v grep</text:p>
      <text:p text:style-name="P27"><text:s text:c="2"/>215 <text:s/>systemctl start httpd</text:p>
      <text:p text:style-name="P27"><text:s text:c="2"/>216 <text:s/>ps -ef | grep -i httpd | grep -v grep</text:p>
      <text:p text:style-name="P27"><text:s text:c="2"/>217 <text:s/>kill -9 5568</text:p>
      <text:p text:style-name="P27"><text:s text:c="2"/>218 <text:s/>kill 4806</text:p>
      <text:p text:style-name="P27"><text:s text:c="2"/>219 <text:s/>ps -ef | grep -i httpd | grep -v grep</text:p>
      <text:p text:style-name="P27"><text:s text:c="2"/>220 <text:s/>ps -ef | grep -i httpd | grep -v grep | awk '{print $2}'</text:p>
      <text:p text:style-name="P27"/>
      <text:p text:style-name="P27"/>
      <text:p text:style-name="P27"><text:soft-page-break/></text:p>
      <text:p text:style-name="P35">Archieving:</text:p>
      <text:p text:style-name="P35"/>
      <text:p text:style-name="P35"><text:s/></text:p>
      <text:p text:style-name="P28">Command:</text:p>
      <text:p text:style-name="P28"/>
      <text:p text:style-name="P28"><text:s/>222 <text:s/>tar -czvf a.tar.gz <text:s/>/a</text:p>
      <text:p text:style-name="P28"><text:s text:c="2"/>223 <text:s/>mkdir a</text:p>
      <text:p text:style-name="P28"><text:s text:c="2"/>224 <text:s/>tar -czvf a.tar.gz <text:s/>/root/a</text:p>
      <text:p text:style-name="P28"><text:s text:c="2"/>225 <text:s/>ls</text:p>
      <text:p text:style-name="P28"><text:s text:c="2"/>226 <text:s text:c="2"/>cd /tmp</text:p>
      <text:p text:style-name="P28"><text:s text:c="2"/>227 <text:s/>tar -xvzf /root/a</text:p>
      <text:p text:style-name="P28"><text:s text:c="2"/>228 <text:s/>ls </text:p>
      <text:p text:style-name="P28"><text:s text:c="2"/>229 <text:s/>cd /root</text:p>
      <text:p text:style-name="P28"><text:s text:c="2"/>230 <text:s/>pwd</text:p>
      <text:p text:style-name="P28"><text:s text:c="2"/>231 <text:s/>ls</text:p>
      <text:p text:style-name="P28"><text:s text:c="2"/>232 <text:s/>cd /tmp</text:p>
      <text:p text:style-name="P28"><text:s text:c="2"/>233 <text:s/>file /root/a.tar.gz</text:p>
      <text:p text:style-name="P28"><text:s text:c="2"/>234 <text:s/>tar -xvzf /root/a.tar.gz</text:p>
      <text:p text:style-name="P28"><text:s text:c="2"/>235 <text:s/>ls </text:p>
      <text:p text:style-name="P28"><text:s text:c="2"/>236 <text:s/>zip p1.zip</text:p>
      <text:p text:style-name="P28"><text:s text:c="2"/>237 <text:s/>zip -r p1.zip</text:p>
      <text:p text:style-name="P28"><text:s text:c="2"/>238* </text:p>
      <text:p text:style-name="P28"><text:s text:c="2"/>239 <text:s/>zip -r p1.zip p1</text:p>
      <text:p text:style-name="P28"><text:s text:c="2"/>240 <text:s/>ls</text:p>
      <text:p text:style-name="P28"><text:s text:c="2"/>241 <text:s/>unzip p1.zip</text:p>
      <text:p text:style-name="P28"><text:s text:c="2"/>242 <text:s/>ls</text:p>
      <text:p text:style-name="P28"/>
      <text:p text:style-name="P39"/>
      <text:p text:style-name="P39"/>
      <text:p text:style-name="P39">UbuntuCommands:</text:p>
      <text:p text:style-name="P39"/>
      <text:p text:style-name="P39"><text:s text:c="2"/><text:span text:style-name="T3"><text:s text:c="2"/>1 <text:s/>clear</text:span></text:p>
      <text:p text:style-name="P31"><text:s text:c="4"/>2 <text:s/>cd</text:p>
      <text:p text:style-name="P31"><text:s text:c="4"/>3 <text:s/>clear</text:p>
      <text:p text:style-name="P31"><text:s text:c="4"/>4 <text:s/>whoami</text:p>
      <text:p text:style-name="P31"><text:s text:c="4"/>5 <text:s/>pwd</text:p>
      <text:p text:style-name="P31"><text:s text:c="4"/>6 <text:s/>cat /etc/os-release</text:p>
      <text:p text:style-name="P31"><text:s text:c="4"/>7 <text:s/>add u1</text:p>
      <text:p text:style-name="P31"><text:s text:c="4"/>8 <text:s/>adduser u1</text:p>
      <text:p text:style-name="P31"><text:s text:c="4"/>9 <text:s/>id u1</text:p>
      <text:p text:style-name="P31"><text:s text:c="3"/>10 <text:s/>clear</text:p>
      <text:p text:style-name="P31"><text:s text:c="3"/>11 <text:s/>visudo</text:p>
      <text:p text:style-name="P31"><text:s text:c="3"/>12 <text:s/>export EDITOR=vim</text:p>
      <text:p text:style-name="P31"><text:s text:c="3"/>13 <text:s/>visudo</text:p>
      <text:p text:style-name="P31"><text:s text:c="3"/>14 <text:s/>clear</text:p>
      <text:p text:style-name="P31"><text:s text:c="3"/>15 <text:s/>cd /etc/apt</text:p>
      <text:p text:style-name="P31"><text:s text:c="3"/>16 <text:s/>apt update</text:p>
      <text:p text:style-name="P31"><text:s text:c="3"/>17 <text:s/>clear</text:p>
      <text:p text:style-name="P31"><text:s text:c="3"/>18 <text:s/>apt search tree</text:p>
      <text:p text:style-name="P31"><text:s text:c="3"/>19 <text:s/>apt install tree</text:p>
      <text:p text:style-name="P31"><text:s text:c="3"/>20 <text:s/>tree /</text:p>
      <text:p text:style-name="P31"><text:s text:c="3"/>21 <text:s/>cd</text:p>
      <text:p text:style-name="P31"><text:s text:c="3"/>22 <text:s/>clear</text:p>
      <text:p text:style-name="P31"><text:s text:c="3"/>23 <text:s/>apt install apache2</text:p>
      <text:p text:style-name="P31"><text:s text:c="3"/>24 <text:s/>apt remove apache2</text:p>
      <text:p text:style-name="P31"><text:s text:c="3"/>25 <text:s/>apt purge apache2</text:p>
      <text:p text:style-name="P31"><text:s text:c="3"/>26 <text:s/>apt install apache2</text:p>
      <text:p text:style-name="P31"><text:s text:c="3"/>27 <text:s/>systemctl start apache2</text:p>
      <text:p text:style-name="P31"><text:s text:c="3"/>28 <text:s/>sytemctl enable apache2</text:p>
      <text:p text:style-name="P31"><text:s text:c="3"/>29 <text:s/>apt purge apache2</text:p>
      <text:p text:style-name="P31"><text:s text:c="3"/>30 <text:s/>histor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6T08:41:29.668529065</meta:creation-date>
    <dc:date>2023-02-16T19:43:00.247132534</dc:date>
    <meta:editing-duration>PT2H5M22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8" meta:paragraph-count="373" meta:word-count="1454" meta:character-count="8658" meta:non-whitespace-character-count="6408"/>
  </office:meta>
</office:document-meta>
</file>